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6_23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I. Goldsmith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5627</text:p>
      <text:p text:style-name="P2">Date (derived from Gregorian calendar)<text:tab/>27 October 1867</text:p>
      <text:p text:style-name="P2">Month<text:tab/><text:tab/><text:tab/><text:tab/><text:tab/><text:tab/>October</text:p>
      <text:p text:style-name="P2">Year<text:tab/><text:tab/><text:tab/><text:tab/><text:tab/><text:tab/>186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2"><text:span text:style-name="T1">Synagogue chambers south 5</text:span><text:span text:style-name="T2">th</text:span><text:span text:style-name="T1"> St above [?] St/</text:span></text:p>
      <text:p text:style-name="P2"><text:tab/><text:tab/>Revd Sir/</text:p>
      <text:p text:style-name="P2"><text:tab/>In compliance with orders received from/ the President of the Congregation B'nai Israel/ I tender you the Sincere thanks on behalf the/ officers and members of that body for the eloquent/ and Eminent discourses held on the day of the/ consecration of their Synagogue./</text:p>
      <text:p text:style-name="P2"><text:tab/>In transmitting the Same I wish you may/ remain enjoying the Special of being a Spiritual/ guide for Israel a Series of years./</text:p>
      <text:p text:style-name="P2"><text:tab/>May you always be animated in thus trying/ to instil[sic] the principles of our holy Faith in the/ minds of those who may come to listen to one/ whose life has been and stil[sic] is devoted to adhere/ and make others adhere to those Divine precepts/ for which Israel has endured So many calamities/ is the wish of/</text:p>
      <text:p text:style-name="P2"><text:tab/><text:tab/>Yours very Respectfully/</text:p>
      <text:p text:style-name="P2"><text:tab/><text:tab/><text:tab/>I Goldsmith/</text:p>
      <text:p text:style-name="P2"><text:soft-page-break/>Rev. S. Morais<text:tab/><text:tab/>Secty/</text:p>
      <text:p text:style-name="P2"><text:tab/><text:tab/><text:tab/><text:tab/><text:tab/>congr B. I./</text:p>
      <text:p text:style-name="P2"><text:tab/><text:tab/><text:tab/><text:tab/>Phila Oct 27 5627/</text:p>
      <text:p text:style-name="P2"/>
      <text:p text:style-name="P2">[Page 2]</text:p>
      <text:p text:style-name="P2">Revd Sir/</text:p>
      <text:p text:style-name="P2"><text:tab/>You will please excuse the lateness/ of this letter due you long since, I was absent/ the day the conservative of my synagogue took/ places and could not participate in any of its/ General joys, a member whom was to act as sectry./ has omitted during my absence from town to send/ the letter so eminently due you only this week/ at a Board meeting during a discussion it was/ found out that the officiating ministers of that/ day received no letter yet is the cause of it/ being wend now apologizing thus for the neglect which I hope is satisfactory/</text:p>
      <text:p text:style-name="P2"><text:tab/><text:tab/>I remain der[sic] sir yours very/</text:p>
      <text:p text:style-name="P2"><text:tab/><text:tab/>respectfully/</text:p>
      <text:p text:style-name="P2"><text:tab/><text:tab/><text:tab/>I. Goldsmith/</text:p>
      <text:p text:style-name="P2">Rev S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9T11:36:14</meta:creation-date>
    <dc:date>2011-12-12T14:36:18.63</dc:date>
    <dc:language>en-US</dc:language>
    <meta:editing-cycles>3</meta:editing-cycles>
    <meta:editing-duration>PT00H10M38S</meta:editing-duration>
    <meta:document-statistic meta:table-count="0" meta:image-count="0" meta:object-count="0" meta:page-count="3" meta:paragraph-count="78" meta:word-count="441" meta:character-count="2809"/>
    <dc:creator>Penn Libraries</dc:creator>
    <meta:user-defined meta:name="Info 1"/>
    <meta:user-defined meta:name="Info 2"/>
    <meta:user-defined meta:name="Info 3"/>
    <meta:user-defined meta:name="Info 4"/>
  </office:meta>
</office:document-meta>
</file>